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054__1073__1099__1095__1085__1099__1081__32_2" style:data-style-name="N0">
      <style:table-cell-properties fo:border="thin solid #000000" style:vertical-align="automatic" fo:background-color="transparent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16479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нефтегор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6"/>
        <table:table-column table:style-name="co7" table:default-cell-style-name="ce6"/>
        <table:table-column table:style-name="co6" table:number-columns-repeated="16377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3">
            <text:p>наименований элементов улично-дорожной сети<text:s/>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Зона 1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Зона 2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Зона 3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Зона 4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Зона 5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Зона 6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Бе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Буровик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11">
            <text:p>ул. Вишн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Восто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11">
            <text:p>ул. Газовик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Зеле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Лен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Лес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11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Мир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Ми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Моско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Нефтяник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Пионе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пр-кт <text:s/>Побед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Постник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Промышленности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Сев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Спор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9">
            <text:p>ул. Степ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пер. Строителе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Фестив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Физкульту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7">
            <text:p>ул. Энтузиа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Юбил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ГП Нефтегорск<text:s/></text:p>
          </table:table-cell>
          <table:table-cell table:style-name="ce7"/>
          <table:table-cell office:value-type="string" table:style-name="ce8">
            <text:p>ул. Ю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7">
            <text:p>ул. Безгин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7">
            <text:p>ул. Большая Солян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7">
            <text:p>ул. Малая Солянк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7">
            <text:p>ул. Митире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8">
            <text:p>ул. Оз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8">
            <text:p>ул. Ураль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8">
            <text:p>ул. Чапаев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ариновка</text:p>
          </table:table-cell>
          <table:table-cell office:value-type="string" table:style-name="ce7">
            <text:p>с. Бариновка</text:p>
          </table:table-cell>
          <table:table-cell office:value-type="string" table:style-name="ce7">
            <text:p>ул. Энергетик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пер. Автовокзальн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Зеле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Крестья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Н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Н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пер. Овражн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7">
            <text:p>ул. Панчик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Рабоч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7">
            <text:p>ул. Строителе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пер. Торгов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8">
            <text:p>пер. Школьн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с. Богдановка</text:p>
          </table:table-cell>
          <table:table-cell office:value-type="string" table:style-name="ce7">
            <text:p>ул. Фрунзе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п. Кравцевский</text:p>
          </table:table-cell>
          <table:table-cell table:style-name="ce8"/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Богдановка<text:s/></text:p>
          </table:table-cell>
          <table:table-cell office:value-type="string" table:style-name="ce7">
            <text:p>п. Знамя Труда</text:p>
          </table:table-cell>
          <table:table-cell office:value-type="string" table:style-name="ce7">
            <text:p>ул. Молот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Верхняя Домашка</text:p>
          </table:table-cell>
          <table:table-cell office:value-type="string" table:style-name="ce8">
            <text:p>ул. Гла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Верхняя Домашка</text:p>
          </table:table-cell>
          <table:table-cell office:value-type="string" table:style-name="ce8">
            <text:p>ул. Поле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Верхняя Домашка</text:p>
          </table:table-cell>
          <table:table-cell office:value-type="string" table:style-name="ce8">
            <text:p>пер. Школьн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Филипповка</text:p>
          </table:table-cell>
          <table:table-cell office:value-type="string" table:style-name="ce8">
            <text:p>ул. Ми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Филипповка</text:p>
          </table:table-cell>
          <table:table-cell office:value-type="string" table:style-name="ce8">
            <text:p>ул. Ленинград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Филипповка</text:p>
          </table:table-cell>
          <table:table-cell office:value-type="string" table:style-name="ce7">
            <text:p>ул. Чкал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Больни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Вод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Заозер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Кооператив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Крестьян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пер. Крестьянски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Набер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Солн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7">
            <text:p>ул. Специалистов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7">
            <text:p>ул. Степана Раз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7">
            <text:p>ул. Султан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Урожа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Дмитриевка<text:s/></text:p>
          </table:table-cell>
          <table:table-cell office:value-type="string" table:style-name="ce7">
            <text:p>с. Дмитриевка</text:p>
          </table:table-cell>
          <table:table-cell office:value-type="string" table:style-name="ce8">
            <text:p>ул. Юбилей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8">
            <text:p>ул. Бере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8">
            <text:p>ул. Вокз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7">
            <text:p>ул. Мир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11">
            <text:p>с. Верхнесъезжее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40 лет Победы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Красноармей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7">
            <text:p>ул. Лен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Луг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Пролетар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Советск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пер. Солнечный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Зуевка</text:p>
          </table:table-cell>
          <table:table-cell office:value-type="string" table:style-name="ce7">
            <text:p>с. Зуевка</text:p>
          </table:table-cell>
          <table:table-cell office:value-type="string" table:style-name="ce7">
            <text:p>пр-кт <text:s/>Агибал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40 лет Октябр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7">
            <text:p>ул. Братьев Крайновых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Зареч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7">
            <text:p>ул. Ленин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Молодеж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Средне-Садов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7">
            <text:p>ул. Фрунзе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Центра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11">
            <text:p>с. Кулешовка</text:p>
          </table:table-cell>
          <table:table-cell office:value-type="string" table:style-name="ce8">
            <text:p>ул. Школьная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7">
            <text:p>п. Ветлянка</text:p>
          </table:table-cell>
          <table:table-cell office:value-type="string" table:style-name="ce7">
            <text:p>ул. Дзержинского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7">
            <text:p>п. Ветлянка</text:p>
          </table:table-cell>
          <table:table-cell office:value-type="string" table:style-name="ce7">
            <text:p>ул. Мир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Кулешовка</text:p>
          </table:table-cell>
          <table:table-cell office:value-type="string" table:style-name="ce7">
            <text:p>п. Ветлянка</text:p>
          </table:table-cell>
          <table:table-cell office:value-type="string" table:style-name="ce7">
            <text:p>ул. Титова</text:p>
          </table:table-cell>
          <table:table-cell table:number-columns-repeated="4" table:style-name="ce6"/>
          <table:table-cell table:number-columns-repeated="16375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Кирпич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Клуб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Лугов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Мир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Озерн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Первомай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Покровск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с. Покровка</text:p>
          </table:table-cell>
          <table:table-cell office:value-type="string" table:style-name="ce8">
            <text:p>ул. Полевая</text:p>
          </table:table-cell>
          <table:table-cell table:number-columns-repeated="16379" table:style-name="ce6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Покровка</text:p>
          </table:table-cell>
          <table:table-cell office:value-type="string" table:style-name="ce7">
            <text:p>п. Ильменевский</text:p>
          </table:table-cell>
          <table:table-cell office:value-type="string" table:style-name="ce8">
            <text:p>ул. Мирная</text:p>
          </table:table-cell>
          <table:table-cell table:number-columns-repeated="16379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Заречная</text:p>
          </table:table-cell>
          <table:table-cell table:number-columns-repeated="16379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Новая</text:p>
          </table:table-cell>
          <table:table-cell table:number-columns-repeated="16379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Садовая</text:p>
          </table:table-cell>
          <table:table-cell table:number-columns-repeated="16379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Шоссейная</text:p>
          </table:table-cell>
          <table:table-cell table:number-columns-repeated="16379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Школьная</text:p>
          </table:table-cell>
          <table:table-cell table:number-columns-repeated="16379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Кленовая</text:p>
          </table:table-cell>
          <table:table-cell table:number-columns-repeated="16379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11">
            <text:p>с. Семеновка</text:p>
          </table:table-cell>
          <table:table-cell office:value-type="string" table:style-name="ce8">
            <text:p>ул. Речная</text:p>
          </table:table-cell>
          <table:table-cell table:number-columns-repeated="16379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7">
            <text:p>п. Новая Жизнь</text:p>
          </table:table-cell>
          <table:table-cell office:value-type="string" table:style-name="ce8">
            <text:p>ул. Зеленая</text:p>
          </table:table-cell>
          <table:table-cell table:number-columns-repeated="16379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7">
            <text:p>п. Новая Жизнь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7">
            <text:p>п. Новая Жизнь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7">
            <text:p>п. Новая Жизнь</text:p>
          </table:table-cell>
          <table:table-cell office:value-type="string" table:style-name="ce8">
            <text:p>ул. Придорожная</text:p>
          </table:table-cell>
          <table:table-cell table:number-columns-repeated="16379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Семёновка</text:p>
          </table:table-cell>
          <table:table-cell office:value-type="string" table:style-name="ce7">
            <text:p>п. Новая Жизнь</text:p>
          </table:table-cell>
          <table:table-cell office:value-type="string" table:style-name="ce8">
            <text:p>ул. Южная</text:p>
          </table:table-cell>
          <table:table-cell table:number-columns-repeated="16379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Демократическая</text:p>
          </table:table-cell>
          <table:table-cell table:number-columns-repeated="16379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Пролетарская</text:p>
          </table:table-cell>
          <table:table-cell table:number-columns-repeated="16379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Рабочая</text:p>
          </table:table-cell>
          <table:table-cell table:number-columns-repeated="16379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Русская</text:p>
          </table:table-cell>
          <table:table-cell table:number-columns-repeated="16379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Трофимовская</text:p>
          </table:table-cell>
          <table:table-cell table:number-columns-repeated="16379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Трофимовка</text:p>
          </table:table-cell>
          <table:table-cell office:value-type="string" table:style-name="ce8">
            <text:p>ул. Центральная</text:p>
          </table:table-cell>
          <table:table-cell table:number-columns-repeated="16379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60 лет Советской власти</text:p>
          </table:table-cell>
          <table:table-cell table:number-columns-repeated="16379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70 лет Советской власти</text:p>
          </table:table-cell>
          <table:table-cell table:number-columns-repeated="16379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Александра Орехова</text:p>
          </table:table-cell>
          <table:table-cell table:number-columns-repeated="16379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Астраханская</text:p>
          </table:table-cell>
          <table:table-cell table:number-columns-repeated="16379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Береговая</text:p>
          </table:table-cell>
          <table:table-cell table:number-columns-repeated="16379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Большая Садовая</text:p>
          </table:table-cell>
          <table:table-cell table:number-columns-repeated="16379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Дачная</text:p>
          </table:table-cell>
          <table:table-cell table:number-columns-repeated="16379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Демьяна Бедного</text:p>
          </table:table-cell>
          <table:table-cell table:number-columns-repeated="16379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Игольникова</text:p>
          </table:table-cell>
          <table:table-cell table:number-columns-repeated="16379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Коммунистическая</text:p>
          </table:table-cell>
          <table:table-cell table:number-columns-repeated="16379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Комсомольская</text:p>
          </table:table-cell>
          <table:table-cell table:number-columns-repeated="16379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Комсомольский</text:p>
          </table:table-cell>
          <table:table-cell table:number-columns-repeated="16379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Красная площадь</text:p>
          </table:table-cell>
          <table:table-cell table:number-columns-repeated="16379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Крестьянская</text:p>
          </table:table-cell>
          <table:table-cell table:number-columns-repeated="16379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Крестьянский</text:p>
          </table:table-cell>
          <table:table-cell table:number-columns-repeated="16379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Лесная</text:p>
          </table:table-cell>
          <table:table-cell table:number-columns-repeated="16379"/>
        </table:table-row>
        <table:table-row table:style-name="ro2">
          <table:table-cell office:value-type="float" office:value="167" table:style-name="ce7">
            <text:p>16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Льва Толстого</text:p>
          </table:table-cell>
          <table:table-cell table:number-columns-repeated="16379"/>
        </table:table-row>
        <table:table-row table:style-name="ro2">
          <table:table-cell office:value-type="float" office:value="168" table:style-name="ce7">
            <text:p>16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Мало-Садовая</text:p>
          </table:table-cell>
          <table:table-cell table:number-columns-repeated="16379"/>
        </table:table-row>
        <table:table-row table:style-name="ro2">
          <table:table-cell office:value-type="float" office:value="169" table:style-name="ce7">
            <text:p>16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пер. Мелиораторов</text:p>
          </table:table-cell>
          <table:table-cell table:number-columns-repeated="16379"/>
        </table:table-row>
        <table:table-row table:style-name="ro2">
          <table:table-cell office:value-type="float" office:value="170" table:style-name="ce7">
            <text:p>17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Мелиораторов</text:p>
          </table:table-cell>
          <table:table-cell table:number-columns-repeated="16379"/>
        </table:table-row>
        <table:table-row table:style-name="ro2">
          <table:table-cell office:value-type="float" office:value="171" table:style-name="ce7">
            <text:p>17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Мещерякова</text:p>
          </table:table-cell>
          <table:table-cell table:number-columns-repeated="16379"/>
        </table:table-row>
        <table:table-row table:style-name="ro2">
          <table:table-cell office:value-type="float" office:value="172" table:style-name="ce7">
            <text:p>17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Молодежная</text:p>
          </table:table-cell>
          <table:table-cell table:number-columns-repeated="16379"/>
        </table:table-row>
        <table:table-row table:style-name="ro2">
          <table:table-cell office:value-type="float" office:value="173" table:style-name="ce7">
            <text:p>17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Набережная</text:p>
          </table:table-cell>
          <table:table-cell table:number-columns-repeated="16379"/>
        </table:table-row>
        <table:table-row table:style-name="ro2">
          <table:table-cell office:value-type="float" office:value="174" table:style-name="ce7">
            <text:p>17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Нефтегорская</text:p>
          </table:table-cell>
          <table:table-cell table:number-columns-repeated="16379"/>
        </table:table-row>
        <table:table-row table:style-name="ro2">
          <table:table-cell office:value-type="float" office:value="175" table:style-name="ce7">
            <text:p>17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Ново-Чапаевская</text:p>
          </table:table-cell>
          <table:table-cell table:number-columns-repeated="16379"/>
        </table:table-row>
        <table:table-row table:style-name="ro2">
          <table:table-cell office:value-type="float" office:value="176" table:style-name="ce7">
            <text:p>17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177" table:style-name="ce7">
            <text:p>17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Оренбургская</text:p>
          </table:table-cell>
          <table:table-cell table:number-columns-repeated="16379"/>
        </table:table-row>
        <table:table-row table:style-name="ro2">
          <table:table-cell office:value-type="float" office:value="178" table:style-name="ce7">
            <text:p>17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Орловская</text:p>
          </table:table-cell>
          <table:table-cell table:number-columns-repeated="16379"/>
        </table:table-row>
        <table:table-row table:style-name="ro2">
          <table:table-cell office:value-type="float" office:value="179" table:style-name="ce7">
            <text:p>17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Первомайская</text:p>
          </table:table-cell>
          <table:table-cell table:number-columns-repeated="16379"/>
        </table:table-row>
        <table:table-row table:style-name="ro2">
          <table:table-cell office:value-type="float" office:value="180" table:style-name="ce7">
            <text:p>18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Первомайский</text:p>
          </table:table-cell>
          <table:table-cell table:number-columns-repeated="16379"/>
        </table:table-row>
        <table:table-row table:style-name="ro2">
          <table:table-cell office:value-type="float" office:value="181" table:style-name="ce7">
            <text:p>18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Погорелова</text:p>
          </table:table-cell>
          <table:table-cell table:number-columns-repeated="16379"/>
        </table:table-row>
        <table:table-row table:style-name="ro2">
          <table:table-cell office:value-type="float" office:value="182" table:style-name="ce7">
            <text:p>18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Приказный</text:p>
          </table:table-cell>
          <table:table-cell table:number-columns-repeated="16379"/>
        </table:table-row>
        <table:table-row table:style-name="ro2">
          <table:table-cell office:value-type="float" office:value="183" table:style-name="ce7">
            <text:p>18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Проживина</text:p>
          </table:table-cell>
          <table:table-cell table:number-columns-repeated="16379"/>
        </table:table-row>
        <table:table-row table:style-name="ro2">
          <table:table-cell office:value-type="float" office:value="184" table:style-name="ce7">
            <text:p>18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Пролетарская</text:p>
          </table:table-cell>
          <table:table-cell table:number-columns-repeated="16379"/>
        </table:table-row>
        <table:table-row table:style-name="ro2">
          <table:table-cell office:value-type="float" office:value="185" table:style-name="ce7">
            <text:p>18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Пролетарский</text:p>
          </table:table-cell>
          <table:table-cell table:number-columns-repeated="16379"/>
        </table:table-row>
        <table:table-row table:style-name="ro2">
          <table:table-cell office:value-type="float" office:value="186" table:style-name="ce7">
            <text:p>18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Пугачева</text:p>
          </table:table-cell>
          <table:table-cell table:number-columns-repeated="16379"/>
        </table:table-row>
        <table:table-row table:style-name="ro2">
          <table:table-cell office:value-type="float" office:value="187" table:style-name="ce7">
            <text:p>18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Пудовкина</text:p>
          </table:table-cell>
          <table:table-cell table:number-columns-repeated="16379"/>
        </table:table-row>
        <table:table-row table:style-name="ro2">
          <table:table-cell office:value-type="float" office:value="188" table:style-name="ce7">
            <text:p>18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Самарская</text:p>
          </table:table-cell>
          <table:table-cell table:number-columns-repeated="16379"/>
        </table:table-row>
        <table:table-row table:style-name="ro2">
          <table:table-cell office:value-type="float" office:value="189" table:style-name="ce7">
            <text:p>18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Самарский</text:p>
          </table:table-cell>
          <table:table-cell table:number-columns-repeated="16379"/>
        </table:table-row>
        <table:table-row table:style-name="ro2">
          <table:table-cell office:value-type="float" office:value="190" table:style-name="ce7">
            <text:p>19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Сараева</text:p>
          </table:table-cell>
          <table:table-cell table:number-columns-repeated="16379"/>
        </table:table-row>
        <table:table-row table:style-name="ro2">
          <table:table-cell office:value-type="float" office:value="191" table:style-name="ce7">
            <text:p>19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Саратовская</text:p>
          </table:table-cell>
          <table:table-cell table:number-columns-repeated="16379"/>
        </table:table-row>
        <table:table-row table:style-name="ro2">
          <table:table-cell office:value-type="float" office:value="192" table:style-name="ce7">
            <text:p>19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Совхозная</text:p>
          </table:table-cell>
          <table:table-cell table:number-columns-repeated="16379"/>
        </table:table-row>
        <table:table-row table:style-name="ro2">
          <table:table-cell office:value-type="float" office:value="193" table:style-name="ce7">
            <text:p>19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Специалистов</text:p>
          </table:table-cell>
          <table:table-cell table:number-columns-repeated="16379"/>
        </table:table-row>
        <table:table-row table:style-name="ro2">
          <table:table-cell office:value-type="float" office:value="194" table:style-name="ce7">
            <text:p>19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style-name="ro2">
          <table:table-cell office:value-type="float" office:value="195" table:style-name="ce7">
            <text:p>19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Торговая</text:p>
          </table:table-cell>
          <table:table-cell table:number-columns-repeated="16379"/>
        </table:table-row>
        <table:table-row table:style-name="ro2">
          <table:table-cell office:value-type="float" office:value="196" table:style-name="ce7">
            <text:p>19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Уральская</text:p>
          </table:table-cell>
          <table:table-cell table:number-columns-repeated="16379"/>
        </table:table-row>
        <table:table-row table:style-name="ro2">
          <table:table-cell office:value-type="float" office:value="197" table:style-name="ce7">
            <text:p>19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Уральский</text:p>
          </table:table-cell>
          <table:table-cell table:number-columns-repeated="16379"/>
        </table:table-row>
        <table:table-row table:style-name="ro2">
          <table:table-cell office:value-type="float" office:value="198" table:style-name="ce7">
            <text:p>198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Утевская</text:p>
          </table:table-cell>
          <table:table-cell table:number-columns-repeated="16379"/>
        </table:table-row>
        <table:table-row table:style-name="ro2">
          <table:table-cell office:value-type="float" office:value="199" table:style-name="ce7">
            <text:p>199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7">
            <text:p>ул. Фрунзе</text:p>
          </table:table-cell>
          <table:table-cell table:number-columns-repeated="16379"/>
        </table:table-row>
        <table:table-row table:style-name="ro2">
          <table:table-cell office:value-type="float" office:value="200" table:style-name="ce7">
            <text:p>200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пер. Хлебный</text:p>
          </table:table-cell>
          <table:table-cell table:number-columns-repeated="16379"/>
        </table:table-row>
        <table:table-row table:style-name="ro2">
          <table:table-cell office:value-type="float" office:value="201" table:style-name="ce7">
            <text:p>201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Чапаевская</text:p>
          </table:table-cell>
          <table:table-cell table:number-columns-repeated="16379"/>
        </table:table-row>
        <table:table-row table:style-name="ro2">
          <table:table-cell office:value-type="float" office:value="202" table:style-name="ce7">
            <text:p>202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с. Утёвка</text:p>
          </table:table-cell>
          <table:table-cell office:value-type="string" table:style-name="ce8">
            <text:p>ул. Юбилейная</text:p>
          </table:table-cell>
          <table:table-cell table:number-columns-repeated="16379"/>
        </table:table-row>
        <table:table-row table:style-name="ro2">
          <table:table-cell office:value-type="float" office:value="203" table:style-name="ce7">
            <text:p>203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п. Каменный Дол</text:p>
          </table:table-cell>
          <table:table-cell office:value-type="string" table:style-name="ce7">
            <text:p>ул. Мира</text:p>
          </table:table-cell>
          <table:table-cell table:number-columns-repeated="16379"/>
        </table:table-row>
        <table:table-row table:style-name="ro2">
          <table:table-cell office:value-type="float" office:value="204" table:style-name="ce7">
            <text:p>204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п. Каменный Дол</text:p>
          </table:table-cell>
          <table:table-cell office:value-type="string" table:style-name="ce8">
            <text:p>ул. Полевая</text:p>
          </table:table-cell>
          <table:table-cell table:number-columns-repeated="16379"/>
        </table:table-row>
        <table:table-row table:style-name="ro2">
          <table:table-cell office:value-type="float" office:value="205" table:style-name="ce7">
            <text:p>205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п. Песчаный Дол</text:p>
          </table:table-cell>
          <table:table-cell office:value-type="string" table:style-name="ce8">
            <text:p>ул. Озерная</text:p>
          </table:table-cell>
          <table:table-cell table:number-columns-repeated="16379"/>
        </table:table-row>
        <table:table-row table:style-name="ro2">
          <table:table-cell office:value-type="float" office:value="206" table:style-name="ce7">
            <text:p>206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п. Песчаный Дол</text:p>
          </table:table-cell>
          <table:table-cell office:value-type="string" table:style-name="ce8">
            <text:p>пер. Озерный</text:p>
          </table:table-cell>
          <table:table-cell table:number-columns-repeated="16379"/>
        </table:table-row>
        <table:table-row table:style-name="ro2">
          <table:table-cell office:value-type="float" office:value="207" table:style-name="ce7">
            <text:p>207</text:p>
          </table:table-cell>
          <table:table-cell office:value-type="string" table:style-name="ce7">
            <text:p>Нефтегорский</text:p>
          </table:table-cell>
          <table:table-cell office:value-type="string" table:style-name="ce7">
            <text:p>СП Утёвка</text:p>
          </table:table-cell>
          <table:table-cell office:value-type="string" table:style-name="ce12">
            <text:p>п. Песчаный Дол</text:p>
          </table:table-cell>
          <table:table-cell office:value-type="string" table:style-name="ce8">
            <text:p>ул. Степная</text:p>
          </table:table-cell>
          <table:table-cell table:number-columns-repeated="16379"/>
        </table:table-row>
        <table:table-row table:number-rows-repeated="10483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10:20:37Z</dc:date>
    <meta:print-date>2019-09-03T05:33:55Z</meta:print-date>
    <meta:editing-cycles>7</meta:editing-cycles>
    <meta:editing-duration>PT14029S</meta:editing-duration>
  </office:meta>
</office:document-meta>
</file>